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UVAR</text:p>
          </table:table-cell>
          <table:table-cell table:style-name="ce1" office:value-type="string" calcext:value-type="string">
            <text:p>Dış </text:p>
          </table:table-cell>
          <table:table-cell table:style-name="ce1" office:value-type="string" calcext:value-type="string">
            <text:p>İç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traj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Yükseklik</text:p>
          </table:table-cell>
          <table:table-cell table:number-columns-repeated="2" table:style-name="ce1" office:value-type="float" office:value="2.7" calcext:value-type="float">
            <text:p>2,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2</text:p>
          </table:table-cell>
          <table:table-cell table:style-name="ce1" table:formula="of:=[.C4]*[.C3]" office:value-type="float" office:value="121.5" calcext:value-type="float">
            <text:p>121,5</text:p>
          </table:table-cell>
          <table:table-cell table:style-name="ce1" table:formula="of:=[.D4]*[.D3]" office:value-type="float" office:value="121.5" calcext:value-type="float">
            <text:p>121,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kapı m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et m2</text:p>
          </table:table-cell>
          <table:table-cell table:style-name="ce1" table:formula="of:=[.C5]-[.C6]" office:value-type="float" office:value="111.5" calcext:value-type="float">
            <text:p>111,5</text:p>
          </table:table-cell>
          <table:table-cell table:style-name="ce1" table:formula="of:=[.D5]-[.D6]" office:value-type="float" office:value="109.5" calcext:value-type="float">
            <text:p>109,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 cm duvar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toplam m3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3</text:p>
          </table:table-cell>
          <table:table-cell table:style-name="ce2" table:formula="of:=[.C9]*[.C7]" office:value-type="float" office:value="11.15" calcext:value-type="float">
            <text:p>11,15</text:p>
          </table:table-cell>
          <table:table-cell table:style-name="ce2" table:formula="of:=[.D9]*[.D7]" office:value-type="float" office:value="10.95" calcext:value-type="float">
            <text:p>10,95</text:p>
          </table:table-cell>
          <table:table-cell table:style-name="ce2" table:formula="of:=[.C10]+[.D10]" office:value-type="float" office:value="22.1" calcext:value-type="float">
            <text:p>22,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table:number-columns-repeated="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kesme taş m3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table:formula="of:=[.C12]*[.E10]" office:value-type="float" office:value="48620" calcext:value-type="float">
            <text:p>48620</text:p>
          </table:table-cell>
          <table:table-cell table:style-name="ce2"/>
          <table:table-cell table:style-name="ce2" office:value-type="string" calcext:value-type="string">
            <text:p>ÇATI DAHİ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şçilik m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C13]*[.E10]" office:value-type="float" office:value="22100" calcext:value-type="float">
            <text:p>22100</text:p>
          </table:table-cell>
          <table:table-cell table:style-name="ce2" table:formula="of:=[.D13]+[.D12]" office:value-type="float" office:value="70720" calcext:value-type="float">
            <text:p>70720</text:p>
          </table:table-cell>
          <table:table-cell table:style-name="ce4" table:formula="of:=[.E13]+[.G32]" office:value-type="float" office:value="100220" calcext:value-type="float">
            <text:p>100220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8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16 cm duvar</text:p>
          </table:table-cell>
          <table:table-cell table:number-columns-repeated="2" table:style-name="ce3" office:value-type="float" office:value="0.16" calcext:value-type="float">
            <text:p>0,16</text:p>
          </table:table-cell>
          <table:table-cell table:style-name="ce3" office:value-type="string" calcext:value-type="string">
            <text:p>toplam m3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3</text:p>
          </table:table-cell>
          <table:table-cell table:style-name="ce3" table:formula="of:=[.C15]*[.C7]" office:value-type="float" office:value="17.84" calcext:value-type="float">
            <text:p>17,84</text:p>
          </table:table-cell>
          <table:table-cell table:style-name="ce3" table:formula="of:=[.D15]*[.D7]" office:value-type="float" office:value="17.52" calcext:value-type="float">
            <text:p>17,52</text:p>
          </table:table-cell>
          <table:table-cell table:style-name="ce3" table:formula="of:=[.C16]+[.D16]" office:value-type="float" office:value="35.36" calcext:value-type="float">
            <text:p>35,36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number-columns-repeated="5"/>
          <table:table-cell table:number-columns-repeated="2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kesme taş m3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table:formula="of:=[.C18]*[.E16]" office:value-type="float" office:value="77792" calcext:value-type="float">
            <text:p>77792</text:p>
          </table:table-cell>
          <table:table-cell table:style-name="ce3"/>
          <table:table-cell table:style-name="ce3" office:value-type="string" calcext:value-type="string">
            <text:p>ÇATI DAHİL</text:p>
          </table:table-cell>
          <table:table-cell table:number-columns-repeated="2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işçilik m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C19]*[.E16]" office:value-type="float" office:value="35360" calcext:value-type="float">
            <text:p>35360</text:p>
          </table:table-cell>
          <table:table-cell table:style-name="ce3" table:formula="of:=[.D19]+[.D18]" office:value-type="float" office:value="113152" calcext:value-type="float">
            <text:p>113152</text:p>
          </table:table-cell>
          <table:table-cell table:style-name="ce5" table:formula="of:=[.E19]+[.G32]" office:value-type="float" office:value="142652" calcext:value-type="float">
            <text:p>142652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26 cm duvar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string" calcext:value-type="string">
            <text:p>toplam m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table:formula="of:=[.C21]*[.C7]" office:value-type="float" office:value="28.99" calcext:value-type="float">
            <text:p>28,99</text:p>
          </table:table-cell>
          <table:table-cell table:formula="of:=[.D21]*[.D7]" office:value-type="float" office:value="28.47" calcext:value-type="float">
            <text:p>28,47</text:p>
          </table:table-cell>
          <table:table-cell table:formula="of:=[.C22]+[.D22]" office:value-type="float" office:value="57.46" calcext:value-type="float">
            <text:p>57,46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kesme taş m3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table:formula="of:=[.C24]*[.E22]" office:value-type="float" office:value="126412" calcext:value-type="float">
            <text:p>126412</text:p>
          </table:table-cell>
          <table:table-cell table:style-name="ce3"/>
          <table:table-cell table:style-name="ce3" office:value-type="string" calcext:value-type="string">
            <text:p>ÇATI DAHİL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şçilik m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C25]*[.E22]" office:value-type="float" office:value="57460" calcext:value-type="float">
            <text:p>57460</text:p>
          </table:table-cell>
          <table:table-cell table:style-name="ce3" table:formula="of:=[.D25]+[.D24]" office:value-type="float" office:value="183872" calcext:value-type="float">
            <text:p>183872</text:p>
          </table:table-cell>
          <table:table-cell table:style-name="ce5" table:formula="of:=[.E25]+[.G32]" office:value-type="float" office:value="213372" calcext:value-type="float">
            <text:p>21337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çatı kerest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F29]*[.E29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çatı kiremit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D30]*[.C30]"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formula="of:=[.F30]*[.E30]" office:value-type="float" office:value="13500" calcext:value-type="float">
            <text:p>13500</text:p>
          </table:table-cell>
          <table:table-cell office:value-type="string" calcext:value-type="string">
            <text:p>Alaturka 30 ad/m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atı işçilik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F31]*[.C31]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table:formula="of:=SUM([.G29:.G31])" office:value-type="float" office:value="29500" calcext:value-type="float">
            <text:p>29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6:16:02.356916011</meta:creation-date>
    <dc:date>2019-08-27T17:11:31.865770712</dc:date>
    <meta:editing-duration>PT10M24S</meta:editing-duration>
    <meta:editing-cycles>2</meta:editing-cycles>
    <meta:generator>LibreOffice/5.2.7.2$Linux_X86_64 LibreOffice_project/20m0$Build-2</meta:generator>
    <meta:document-statistic meta:table-count="1" meta:cell-count="85" meta:object-count="0"/>
  </office:meta>
</office:document-meta>
</file>